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6f6b" officeooo:paragraph-rsid="00016f6b"/>
    </style:style>
    <style:style style:name="P2" style:family="paragraph" style:parent-style-name="Standard">
      <style:text-properties officeooo:rsid="00039012" officeooo:paragraph-rsid="00039012"/>
    </style:style>
    <style:style style:name="P3" style:family="paragraph" style:parent-style-name="Standard">
      <style:text-properties officeooo:rsid="00053dbd" officeooo:paragraph-rsid="00053dbd"/>
    </style:style>
    <style:style style:name="P4" style:family="paragraph" style:parent-style-name="Standard">
      <style:text-properties officeooo:rsid="0005a98e" officeooo:paragraph-rsid="0005a98e"/>
    </style:style>
    <style:style style:name="P5" style:family="paragraph" style:parent-style-name="Standard">
      <style:text-properties officeooo:rsid="0006326d" officeooo:paragraph-rsid="0006326d"/>
    </style:style>
    <style:style style:name="P6" style:family="paragraph" style:parent-style-name="Standard">
      <style:text-properties officeooo:rsid="0007fb5e" officeooo:paragraph-rsid="0007fb5e"/>
    </style:style>
    <style:style style:name="P7" style:family="paragraph" style:parent-style-name="Standard">
      <style:text-properties officeooo:rsid="0006326d" officeooo:paragraph-rsid="0006326d"/>
    </style:style>
    <style:style style:name="T1" style:family="text">
      <style:text-properties officeooo:rsid="0002d15c"/>
    </style:style>
    <style:style style:name="T2" style:family="text">
      <style:text-properties officeooo:rsid="00039012"/>
    </style:style>
    <style:style style:name="T3" style:family="text">
      <style:text-properties officeooo:rsid="0005a98e"/>
    </style:style>
    <style:style style:name="T4" style:family="text">
      <style:text-properties officeooo:rsid="0007fb5e"/>
    </style:style>
    <style:style style:name="T5" style:family="text">
      <style:text-properties officeooo:rsid="00083ce5"/>
    </style:style>
    <style:style style:name="T6" style:family="text">
      <style:text-properties officeooo:rsid="000b3cf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lossary</text:p>
      <text:p text:style-name="P1"/>
      <text:p text:style-name="P1">User: is a person who is registered in the database of the application. He has acces to all the functions of the program that involves the requiring of a taxi, shared or not. He also has the possibility to save a list of preferred locations, that he can automatically choose when the System require from him an adress as starting position or destination.</text:p>
      <text:p text:style-name="P1"/>
      <text:p text:style-name="P1">Guest: is a person who is using the application but is not registered in the database. He has acces only to the registr<text:span text:style-name="T1">a</text:span>tion functions.</text:p>
      <text:p text:style-name="P1"/>
      <text:p text:style-name="P1">User Informations: all the information that concern a user; most of them have to be inserted during the registration (Name, Surname, tel. Number, e-mail, <text:span text:style-name="T2">password)</text:span>, some of them can be inserted at any time after the registration (such as the personals locations) and others are assigned by the system (for example the number of blank-calls).</text:p>
      <text:p text:style-name="P2"/>
      <text:p text:style-name="P2">Basic User Informations:</text:p>
      <text:p text:style-name="P1"/>
      <text:p text:style-name="P1">Blank Call: we define Blank-call a call for a taxi where the client is not at the starting location when the taxi arrives with a maximum late of X minutes, <text:span text:style-name="T3">or a call that the user cancel befor X minutes</text:span>.</text:p>
      <text:p text:style-name="P1"/>
      <text:p text:style-name="P1">Missed Call: we define Missed-call a call for a taxi where the client is not at the starting location when the taxi arrives (X+1) or more minutes late.</text:p>
      <text:p text:style-name="P1"/>
      <text:p text:style-name="P2">Partner: someone who share a run with a user</text:p>
      <text:p text:style-name="P2"/>
      <text:p text:style-name="P2">Pick-up place: the Adress where a user asks a taxi to come</text:p>
      <text:p text:style-name="P2"/>
      <text:p text:style-name="P6">Taxi Driver: a registered </text:p>
      <text:p text:style-name="P2"/>
      <text:p text:style-name="P2"/>
      <text:p text:style-name="P3">Goals</text:p>
      <text:p text:style-name="P3"/>
      <text:p text:style-name="P3">A user should be able to:</text:p>
      <text:p text:style-name="P3"/>
      <text:p text:style-name="P3">Sign up to the system (starting as a guest)</text:p>
      <text:p text:style-name="P3">Log in to the system</text:p>
      <text:p text:style-name="P3">Call for a taxy that should pick him up asap</text:p>
      <text:p text:style-name="P3">Be informed by the system when a taxy driver accepts his call and of the estimated waiting time</text:p>
      <text:p text:style-name="P3">Make a reservation for a taxy on specified date and time</text:p>
      <text:p text:style-name="P3">Give his avilability for sharing a run </text:p>
      <text:p text:style-name="P3">Add, modify or delete a personal location</text:p>
      <text:p text:style-name="P3"/>
      <text:p text:style-name="P3">A taxi driver should be able to:</text:p>
      <text:p text:style-name="P3"/>
      <text:p text:style-name="P3">accept or decline a call</text:p>
      <text:p text:style-name="P3">visualize the basic informations about the user who is making a call</text:p>
      <text:p text:style-name="P3">(visualize the price for a run)?</text:p>
      <text:p text:style-name="P3"/>
      <text:p text:style-name="P3">The system should provide a fair management of the calls and efficient and essential communication between drivers and users.</text:p>
      <text:p text:style-name="P3"/>
      <text:p text:style-name="P3"/>
      <text:p text:style-name="P3"><text:soft-page-break/></text:p>
      <text:p text:style-name="P4">Domain properties</text:p>
      <text:p text:style-name="P4"/>
      <text:p text:style-name="P4">- A taxi can always reach a pick-up place and the users can only choose destinations reachable (and in the controlled zones?)</text:p>
      <text:p text:style-name="P4">- A zone can't remain without at least one <text:span text:style-name="T4">available</text:span> taxi </text:p>
      <text:p text:style-name="P4">- A taxi driver that accepts a call will take it.</text:p>
      <text:p text:style-name="P4">- Gps informations and maps are always updated.</text:p>
      <text:p text:style-name="P4"/>
      <text:p text:style-name="P4"/>
      <text:p text:style-name="P5">Assump<text:span text:style-name="T5">t</text:span>ions</text:p>
      <text:p text:style-name="P5"/>
      <text:p text:style-name="P5">-Two or more users can share a taxi only if their pick up place are in the same zone.</text:p>
      <text:p text:style-name="P5">-<text:span text:style-name="T6">The taxi drivers have a device on-board to communicate with the system, that shows them the incoming calls and permits them to accept or refuse.</text:span></text:p>
      <text:p text:style-name="P5">-<text:span text:style-name="T6">Every taxy has a gps-signal that can always give their position to the system</text:span></text:p>
      <text:p text:style-name="P5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9T10:49:33.866863761</meta:creation-date>
    <dc:date>2015-11-06T17:48:37.473296709</dc:date>
    <meta:editing-duration>PT35S</meta:editing-duration>
    <meta:editing-cycles>6</meta:editing-cycles>
    <meta:generator>LibreOffice/4.2.8.2$Linux_x86 LibreOffice_project/420m0$Build-2</meta:generator>
    <meta:document-statistic meta:table-count="0" meta:image-count="0" meta:object-count="0" meta:page-count="2" meta:paragraph-count="33" meta:word-count="475" meta:character-count="2608" meta:non-whitespace-character-count="2163"/>
  </office:meta>
</office:document-meta>
</file>